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74pt"/>
    </style:style>
    <style:style style:name="co3" style:family="table-column">
      <style:table-column-properties fo:break-before="auto" style:column-width="165.0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138.1pt"/>
    </style:style>
    <style:style style:name="co6" style:family="table-column">
      <style:table-column-properties fo:break-before="auto" style:column-width="288.11pt"/>
    </style:style>
    <style:style style:name="co7" style:family="table-column">
      <style:table-column-properties fo:break-before="auto" style:column-width="150.01pt"/>
    </style:style>
    <style:style style:name="co8" style:family="table-column">
      <style:table-column-properties fo:break-before="auto" style:column-width="70.21pt"/>
    </style:style>
    <style:style style:name="co9" style:family="table-column">
      <style:table-column-properties fo:break-before="auto" style:column-width="45.5pt"/>
    </style:style>
    <style:style style:name="co10" style:family="table-column">
      <style:table-column-properties fo:break-before="auto" style:column-width="136.6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be5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dbe5f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background-color="#dbe5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border="0.06pt solid #000000" style:vertical-align="top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Liberation Sans" style:font-name-asian="DejaVu Sans" style:font-name-complex="Noto Sans Devanagari"/>
    </style:style>
    <style:style style:name="ce9" style:family="table-cell" style:parent-style-name="Default">
      <style:table-cell-properties fo:background-color="#dbe5f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 style:vertical-align="top"/>
      <style:text-properties style:font-name="Liberation Sans" style:font-name-asian="DejaVu Sans" style:font-name-complex="Noto Sans Devanagari"/>
    </style:style>
    <style:style style:name="T1" style:family="text">
      <style:text-properties style:font-name="Liberation Sans" style:font-name-asian="DejaVu Sans" style:font-name-complex="Noto Sans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1" table:default-cell-style-name="ce10"/>
        <table:table-column table:style-name="co9" table:default-cell-style-name="ce10"/>
        <table:table-column table:style-name="co1" table:number-columns-repeated="2" table:default-cell-style-name="ce10"/>
        <table:table-column table:style-name="co10" table:number-columns-repeated="2" table:default-cell-style-name="ce7"/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Option</text:p>
          </table:table-cell>
          <table:table-cell table:style-name="ce4" office:value-type="string" calcext:value-type="string">
            <text:p>Category Enabled</text:p>
          </table:table-cell>
          <table:table-cell table:style-name="ce4" office:value-type="string" calcext:value-type="string">
            <text:p>Requireme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curity Guidelines</text:p>
          </table:table-cell>
          <table:table-cell table:style-name="ce9" office:value-type="string" calcext:value-type="string">
            <text:p>Severity</text:p>
          </table:table-cell>
          <table:table-cell table:style-name="ce9" office:value-type="string" calcext:value-type="string">
            <text:p>Likelihood</text:p>
          </table:table-cell>
          <table:table-cell table:style-name="ce9" office:value-type="string" calcext:value-type="string">
            <text:p>Cost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Level</text:p>
          </table:table-cell>
          <table:table-cell table:style-name="ce9" office:value-type="string" calcext:value-type="string">
            <text:p>Related Rule</text:p>
          </table:table-cell>
          <table:table-cell table:style-name="ce9" office:value-type="string" calcext:value-type="string">
            <text:p>Compiling Dectection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Scope</text:p>
          </table:table-cell>
          <table:table-cell office:value-type="string" calcext:value-type="string">
            <text:p>-Wno-system-headers</text:p>
          </table:table-cell>
          <table:table-cell table:style-name="ce5" office:value-type="string" calcext:value-type="string">
            <text:p>Unset</text:p>
          </table:table-cell>
          <table:table-cell table:style-name="ce5"/>
          <table:table-cell table:style-name="ce6" office:value-type="string" calcext:value-type="string">
            <text:p>Do not warn about issues in system headers.</text:p>
          </table:table-cell>
          <table:table-cell table:style-name="ce6"/>
          <table:table-cell table:number-columns-repeated="7"/>
        </table:table-row>
        <table:table-row table:style-name="ro2">
          <table:table-cell table:number-columns-repeated="4"/>
          <table:table-cell table:style-name="ce1"/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Standard categories</text:p>
          </table:table-cell>
          <table:table-cell office:value-type="string" calcext:value-type="string">
            <text:p>-Wall</text:p>
          </table:table-cell>
          <table:table-cell table:number-columns-repeated="2"/>
          <table:table-cell office:value-type="string" calcext:value-type="string">
            <text:p>Enable easy to avoid errors.</text:p>
            <text:p/>
            <text:p>We recommend setting in case a warning option was not enabled.</text:p>
          </table:table-cell>
          <table:table-cell office:value-type="string" calcext:value-type="string">
            <text:p>OWASP C Toolchain</text:p>
            <text:p>SEI CERT C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extra</text:p>
          </table:table-cell>
          <table:table-cell table:number-columns-repeated="2"/>
          <table:table-cell office:value-type="string" calcext:value-type="string">
            <text:p>Enable additional warnings beyond -Wall.</text:p>
            <text:p/>
            <text:p>We recommend setting in case a warning option was not enabled.</text:p>
          </table:table-cell>
          <table:table-cell office:value-type="string" calcext:value-type="string">
            <text:p>OWASP C Toolchain</text:p>
            <text:p>SEI CERT C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edantic</text:p>
          </table:table-cell>
          <table:table-cell table:number-columns-repeated="2"/>
          <table:table-cell office:value-type="string" calcext:value-type="string">
            <text:p>Enable warnings about possible portability issues. We relax some of these later.</text:p>
          </table:table-cell>
          <table:table-cell table:number-columns-repeated="8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4"/>
          <table:table-cell office:value-type="string" calcext:value-type="string">
            <text:p>C/C++ - warnings</text:p>
          </table:table-cell>
          <table:table-cell office:value-type="string" calcext:value-type="string">
            <text:p>-Wabi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things that will change when compiling with an ABI-compliant compiler.</text:p>
            <text:p/>
            <text:p>We always use -fabi-version=0 (C++ standard ABI), the default, where this has no effect. We recommend enabling in case we do specify an ABI vers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addr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uses of memory address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aggressive-loop-optimizat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loop with constant number of iterations triggers undefined behavi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array-bounds=&lt;val&gt;</text:p>
          </table:table-cell>
          <table:table-cell office:value-type="string" calcext:value-type="string">
            <text:p>-Wall at 0x1</text:p>
          </table:table-cell>
          <table:table-cell office:value-type="string" calcext:value-type="string">
            <text:p>-ftree-vrp (-O'2')</text:p>
            <text:p/>
          </table:table-cell>
          <table:table-cell office:value-type="string" calcext:value-type="string">
            <text:p>Warn if an array is accessed out of bounds.</text:p>
          </table:table-cell>
          <table:table-cell office:value-type="string" calcext:value-type="string">
            <text:p>SEI CERT C ARR30-C</text:p>
            <text:p><text:a xlink:href="https://wiki.sei.cmu.edu/confluence/display/c/ARR30-C.+Do+not+form+or+use+out-of-bounds+pointers+or+array+subscripts" xlink:type="simple">https://wiki.sei.cmu.edu/confluence/display/c/ARR30-C.+Do+not+form+or+use+out-of-bounds+pointers+or+array+subscripts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Gcc only detects few cases, while clang-7 detects most of the cases. Cppcheck detects most cases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attribut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nappropriate attribute usag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bool-compar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boolean expression compared with an integer value different from true/fal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builtin-macro-redefine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built-in preprocessor macro is undefined or re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6">
          <table:table-cell table:number-columns-repeated="5"/>
          <table:table-cell office:value-type="string" calcext:value-type="string">
            <text:p>-Wcast-alig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inter casts which increase alignment.</text:p>
          </table:table-cell>
          <table:table-cell office:value-type="string" calcext:value-type="string">
            <text:p>SEI CERT C EXP36-C</text:p>
            <text:p><text:a xlink:href="https://wiki.sei.cmu.edu/confluence/display/c/EXP36-C.+Do+not+cast+pointers+into+more+strictly+aligned+pointer+types" xlink:type="simple">https://wiki.sei.cmu.edu/confluence/display/c/EXP36-C.+Do+not+cast+pointers+into+more+strictly+aligned+pointer+types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Gcc could not capture the warning, while -Weverything option of clang-7 capture the warning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cast-q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s which discard qualifi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har-subscript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bscripts whose type is "char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5"/>
          <table:table-cell office:value-type="string" calcext:value-type="string">
            <text:p>-Wchkp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check-pointer-bounds</text:p>
          </table:table-cell>
          <table:table-cell office:value-type="string" calcext:value-type="string">
            <text:p>Warn about memory access errors found by Pointer Bounds Checker.</text:p>
            <text:p/>
            <text:p>We disable this check since the hardware based pointer based checking has a number of issues. Address sanitizer is a superior solution for the time being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lobbered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variables that might be changed by "longjmp or vfork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mmen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nested block comments, and C++ comments spanning more than one physical lin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6">
          <table:table-cell table:number-columns-repeated="5"/>
          <table:table-cell office:value-type="string" calcext:value-type="string">
            <text:p>-Wconvers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for implicit type conversions that may change a value.</text:p>
          </table:table-cell>
          <table:table-cell office:value-type="string" calcext:value-type="string">
            <text:p>SEI CERT C INT31-C</text:p>
            <text:p><text:a xlink:href="https://wiki.sei.cmu.edu/confluence/display/c/INT31-C.+Ensure+that+integer+conversions+do+not+result+in+lost+or+misinterpreted+data" xlink:type="simple">https://wiki.sei.cmu.edu/confluence/display/c/INT31-C.+Ensure+that+integer+conversions+do+not+result+in+lost+or+misinterpreted+data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warning with option of -Wconversion and -Weverything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coverage-mismatch</text:p>
          </table:table-cell>
          <table:table-cell office:value-type="string" calcext:value-type="string">
            <text:p>Default error</text:p>
          </table:table-cell>
          <table:table-cell/>
          <table:table-cell office:value-type="string" calcext:value-type="string">
            <text:p>Warn in case profiles in -fprofile-use do not match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precate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deprecated compiler feature, class, method, or field is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precated-declarat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uses of __attribute__((deprecated))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abled-optimiza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n optimization pass is disabl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div-by-zero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ompile-time integer division by zero.</text:p>
          </table:table-cell>
          <table:table-cell office:value-type="string" calcext:value-type="string">
            <text:p>SEI CERT C INT33-C</text:p>
            <text:p><text:a xlink:href="https://wiki.sei.cmu.edu/confluence/display/c/INT33-C.+Ensure+that+division+and+remainder+operations+do+not+result+in+divide-by-zero+errors" xlink:type="simple">https://wiki.sei.cmu.edu/confluence/display/c/INT33-C.+Ensure+that+division+and+remainder+operations+do+not+result+in+divide-by-zero+error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error using option of -Wall. Cppcheck captures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double-promo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mplicit conversions from "float to double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 FLP34-C</text:p>
            <text:p><text:a xlink:href="https://wiki.sei.cmu.edu/confluence/display/c/FLP34-C.+Ensure+that+floating-point+conversions+are+within+range+of+the+new+type" xlink:type="simple">https://wiki.sei.cmu.edu/confluence/display/c/FLP34-C.+Ensure+that+floating-point+conversions+are+within+range+of+the+new+type</text:a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empty-body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an empty body in an if or else statemen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endif-label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tray tokens after #elif and #endif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enum-compar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omparison of different enum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float-convers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for implicit conversions that reduce the precision of a real value. This is enabled by -Wconversion.</text:p>
          </table:table-cell>
          <table:table-cell office:value-type="string" calcext:value-type="string">
            <text:p>SEI CERT C FLP34-C</text:p>
            <text:p><text:a xlink:href="https://wiki.sei.cmu.edu/confluence/display/c/FLP34-C.+Ensure+that+floating-point+conversions+are+within+range+of+the+new+type" xlink:type="simple">https://wiki.sei.cmu.edu/confluence/display/c/FLP34-C.+Ensure+that+floating-point+conversions+are+within+range+of+the+new+type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warning with option of -Wconversion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float-eq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testing floating point numbers for equality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contains-nu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format strings that contain NUL byte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format-extra-arg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passing too many arguments to a function for its format string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nonliter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ormat strings that are not literal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security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ssible security problems with format function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signednes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sign differences with format function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y2k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strftime formats yielding 2-digit year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zero-length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zero-length format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-Wfree-nonheap-objec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ttempting to free a non-heap object.</text:p>
          </table:table-cell>
          <table:table-cell office:value-type="string" calcext:value-type="string">
            <text:p>SEI CERT C MEM34-C</text:p>
            <text:p><text:a xlink:href="https://wiki.sei.cmu.edu/confluence/display/c/MEM34-C.+Only+free+memory+allocated+dynamically" xlink:type="simple">https://wiki.sei.cmu.edu/confluence/display/c/MEM34-C.+Only+free+memory+allocated+dynamically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Only gcc with option -Wall will capture this error. Cppcheck detects this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ignored-qualifier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ever type qualifiers are ignored.</text:p>
          </table:table-cell>
          <table:table-cell table:style-name="ce7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EXP55-CPP</text:span></text:p>
            <text:p><text:span text:style-name="T1"><text:a xlink:href="https://wiki.sei.cmu.edu/confluence/display/cplusplus/EXP55-CPP.+Do+not+access+a+cv-qualified+object+through+a+cv-unqualified+type" xlink:type="simple">https://wiki.sei.cmu.edu/confluence/display/cplusplus/EXP55-CPP.+Do+not+access+a+cv-qualified+object+through+a+cv-unqualified+type</text:a></text:span></text:p>
          </table:table-cell>
          <table:table-cell table:style-name="ce11"/>
        </table:table-row>
        <table:table-row table:style-name="ro1">
          <table:table-cell table:number-columns-repeated="5"/>
          <table:table-cell office:value-type="string" calcext:value-type="string">
            <text:p>-Winit-self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variables which are initialized to themselv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lin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n inlined function cannot be inl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t-to-pointer-cas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re is a cast to a pointer from an integer of a different siz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valid-memory-mode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n atomic memory model parameter is known to be outside the valid rang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valid-pch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CH files that are found but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gical-not-parenthes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logical not is used on the left hand side operand of a comparis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gical-op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logical operator is suspiciously always evaluating to true or fal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ai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uspicious declarations of "main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53-CPP</text:span></text:p>
            <text:p><text:span text:style-name="T1"><text:a xlink:href="https://wiki.sei.cmu.edu/confluence/display/cplusplus/DCL53-CPP.+Do+not+write+syntactically+ambiguous+declarations" xlink:type="simple">https://wiki.sei.cmu.edu/confluence/display/cplusplus/DCL53-CPP.+Do+not+write+syntactically+ambiguous+declaration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maybe-uninitializ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maybe uninitialized automatic variab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emset-transposed-arg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calls to memset where the third argument is constant literal zero and the second is no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brac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missing braces around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declaration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global functions without previous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field-initializer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missing fields in struct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include-dir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ser-specified include directories that do not exis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ulticha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se of multi-character character constan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narrowing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narrowing conversions within { } that are ill-formed in C++11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nonnul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NULL being passed to argument slots marked as requiring non-NULL.</text:p>
          </table:table-cell>
          <table:table-cell office:value-type="string" calcext:value-type="string">
            <text:p>SEI CERT C EXP37-C</text:p>
            <text:p><text:a xlink:href="https://wiki.sei.cmu.edu/confluence/display/c/EXP37-C.+Call+functions+with+the+correct+number+and+type+of+arguments" xlink:type="simple">https://wiki.sei.cmu.edu/confluence/display/c/EXP37-C.+Call+functions+with+the+correct+number+and+type+of+arguments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odr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-f'lto-odr-type-merging'</text:p>
          </table:table-cell>
          <table:table-cell office:value-type="string" calcext:value-type="string">
            <text:p>Warn about some C++ One Definition Rule violations during link time optimization.</text:p>
          </table:table-cell>
          <table:table-cell office:value-type="string" calcext:value-type="string">
            <text:p>SEI CERT CPP DCL60-CPP</text:p>
            <text:p><text:a xlink:href="https://wiki.sei.cmu.edu/confluence/display/cplusplus/DCL60-CPP.+Obey+the+one-definition+rule" xlink:type="simple">https://wiki.sei.cmu.edu/confluence/display/cplusplus/DCL60-CPP.+Obey+the+one-definition+rule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Not tested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ov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overflow in arithmetic express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CTR55-CPP</text:span></text:p>
            <text:p><text:span text:style-name="T1"><text:a xlink:href="https://wiki.sei.cmu.edu/confluence/display/cplusplus/CTR55-CPP.+Do+not+use+an+additive+operator+on+an+iterator+if+the+result+would+overflow" xlink:type="simple">https://wiki.sei.cmu.edu/confluence/display/cplusplus/CTR55-CPP.+Do+not+use+an+additive+operator+on+an+iterator+if+the+result+would+overflow</text:a></text:span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overlength-strings</text:p>
          </table:table-cell>
          <table:table-cell office:value-type="string" calcext:value-type="string">
            <text:p>-Wpedantic</text:p>
          </table:table-cell>
          <table:table-cell/>
          <table:table-cell office:value-type="string" calcext:value-type="string">
            <text:p>Warn if a string is longer than the maximum portable length specified by the standard. For C11, this is 4095. C++ has no limi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STR31-C</text:span></text:p>
            <text:p><text:span text:style-name="T1"><text:a xlink:href="https://wiki.sei.cmu.edu/confluence/display/c/STR31-C.+Guarantee+that+storage+for+strings+has+sufficient+space+for+character+data+and+the+null+terminator" xlink:type="simple">https://wiki.sei.cmu.edu/confluence/display/c/STR31-C.+Guarantee+that+storage+for+strings+has+sufficient+space+for+character+data+and+the+null+terminator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pack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the packed attribute has no effect on struct layou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dd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padding is required to align structure memb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renthes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missing parenthes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ointer-arith</text:p>
          </table:table-cell>
          <table:table-cell office:value-type="string" calcext:value-type="string">
            <text:p>-Wpedantic</text:p>
          </table:table-cell>
          <table:table-cell/>
          <table:table-cell office:value-type="string" calcext:value-type="string">
            <text:p>Warn about function pointer arithmeti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ragma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misuses of pragma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sabi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nabled by -Wabi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redundant-decl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ultiple declarations of the same objec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60-CPP</text:span></text:p>
            <text:p><text:span text:style-name="T1"><text:a xlink:href="https://wiki.sei.cmu.edu/confluence/display/cplusplus/DCL60-CPP.+Obey+the+one-definition+rule" xlink:type="simple">https://wiki.sei.cmu.edu/confluence/display/cplusplus/DCL60-CPP.+Obey+the+one-definition+rule</text:a></text:span>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-Wreturn-local-add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returning a pointer/reference to a local or temporary variable.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ENV34-C</text:span></text:p>
            <text:p><text:span text:style-name="T1"><text:a xlink:href="https://wiki.sei.cmu.edu/confluence/display/c/ENV34-C.+Do+not+store+pointers+returned+by+certain+functions" xlink:type="simple">https://wiki.sei.cmu.edu/confluence/display/c/ENV34-C.+Do+not+store+pointers+returned+by+certain+function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return-typ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ever a function's return type defaults to "int (C), or about inconsistent return types (C++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equence-poin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e violations of sequence point ru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hadow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one local variable shadows anothe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hift-count-negativ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is negative.</text:p>
          </table:table-cell>
          <table:table-cell office:value-type="string" calcext:value-type="string">
            <text:p>SEI CERT C INT34-C</text:p>
            <text:p><text:a xlink:href="https://wiki.sei.cmu.edu/confluence/display/c/INT34-C.+Do+not+shift+an+expression+by+a+negative+number+of+bits+or+by+greater+than+or+equal+to+the+number+of+bits+that+exist+in+the+operand" xlink:type="simple">https://wiki.sei.cmu.edu/confluence/display/c/INT34-C.+Do+not+shift+an+expression+by+a+negative+number+of+bits+or+by+greater+than+or+equal+to+the+number+of+bits+that+exist+in+the+operan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Neither gcc nor clang can detect the error during compile time. Cppcheck detects the error,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Wshift-count-ov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&gt;= width of type.</text:p>
          </table:table-cell>
          <table:table-cell table:style-name="ce8" office:value-type="string" calcext:value-type="string">
            <text:p>SEI CERT C INT34-C</text:p>
            <text:p><text:a xlink:href="https://wiki.sei.cmu.edu/confluence/display/c/INT34-C.+Do+not+shift+an+expression+by+a+negative+number+of+bits+or+by+greater+than+or+equal+to+the+number+of+bits+that+exist+in+the+operand" xlink:type="simple">https://wiki.sei.cmu.edu/confluence/display/c/INT34-C.+Do+not+shift+an+expression+by+a+negative+number+of+bits+or+by+greater+than+or+equal+to+the+number+of+bits+that+exist+in+the+operan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Neither gcc nor clang can detect the error during compile time. Cppcheck detects the error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sign-compar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signed-unsigned comparis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ign-convers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for implicit conversions that may change the sign of an integer value. Enabled by -Wconversion.</text:p>
          </table:table-cell>
          <table:table-cell office:value-type="string" calcext:value-type="string">
            <text:p>SEI CERT C INT31-C</text:p>
            <text:p><text:a xlink:href="https://wiki.sei.cmu.edu/confluence/display/c/INT31-C.+Ensure+that+integer+conversions+do+not+result+in+lost+or+misinterpreted+data" xlink:type="simple">https://wiki.sei.cmu.edu/confluence/display/c/INT31-C.+Ensure+that+integer+conversions+do+not+result+in+lost+or+misinterpreted+data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error using option of -Wconversion. Cppcheck does not captrue the error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sizeof-array-argu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sizeof is applied on a parameter declared as an array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ARR32-C</text:span></text:p>
            <text:p><text:span text:style-name="T1"><text:a xlink:href="https://wiki.sei.cmu.edu/confluence/display/c/ARR32-C.+Ensure+size+arguments+for+variable+length+arrays+are+in+a+valid+range" xlink:type="simple">https://wiki.sei.cmu.edu/confluence/display/c/ARR32-C.+Ensure+size+arguments+for+variable+length+arrays+are+in+a+valid+range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sizeof-pointer-memacc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length parameters to certain string functions if the argument uses sizeof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ack-protec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not issuing stack smashing protection for some reas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rict-aliasing=&lt;val&gt;</text:p>
          </table:table-cell>
          <table:table-cell office:value-type="string" calcext:value-type="string">
            <text:p>-Wall at value 0x3</text:p>
          </table:table-cell>
          <table:table-cell office:value-type="string" calcext:value-type="string">
            <text:p>-fstrict-aliasing</text:p>
          </table:table-cell>
          <table:table-cell office:value-type="string" calcext:value-type="string">
            <text:p>Warn about code which might break strict aliasing ru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rict-overflow=&lt;val&gt;</text:p>
          </table:table-cell>
          <table:table-cell office:value-type="string" calcext:value-type="string">
            <text:p>-Wall at value 0x1</text:p>
          </table:table-cell>
          <table:table-cell office:value-type="string" calcext:value-type="string">
            <text:p>-fstrict-overflow</text:p>
          </table:table-cell>
          <table:table-cell office:value-type="string" calcext:value-type="string">
            <text:p>Warn about optimizations that assume that signed overflow is un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const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const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form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format attribu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noreturn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noreturn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pure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pure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enumerated switches, with no default, missing a ca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-boo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witches with boolean controlling express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-defaul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enumerated switches missing a "default: statement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witch-enum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all enumerated switches missing a specific case. The only difference between -Wswitch and this option is that this option gives a warning about an omitted enumeration code even if there is a default label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ync-nan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__sync_fetch_and_nand and __sync_nand_and_fetch built-in functions are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trampolin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ever a trampoline is generated. Trampolines requires the stack to be made executable in order for the program to work properly. This is security hol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trigraph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rigraphs are encountered that might affect the meaning of the program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type-limit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if a comparison is always true or always false due to the limited range of the data typ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def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undefined macro is used in an #if directiv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initializ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initialized automatic variab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known-pragma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recognized pragma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safe-loop-optimization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unsafe-loop-optimizations</text:p>
          </table:table-cell>
          <table:table-cell office:value-type="string" calcext:value-type="string">
            <text:p>Warn if the loop cannot be optimized because the compiler cannot assume anything on the bounds of the loop indic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Enable all -Wunused- warnings except -Wunused-paramete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but-set-parameter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a function parameter is only set, otherwise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but-set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only set, otherwise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funct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function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labe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label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local-typedef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typedefs locally defined in a function are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macro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acros defined in the main file that are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parameter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a function parameter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resul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caller of a function, marked with attribute warn_unused_result, does not use its return valu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valu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n expression value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ararg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questionable usage of the macros used to retrieve variable argumen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ector-operation-performanc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vector operation is compiled outside the SIM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volatile-register-var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register variable is declared volatil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52-CPP</text:span></text:p>
            <text:p><text:span text:style-name="T1"><text:a xlink:href="https://wiki.sei.cmu.edu/confluence/display/cplusplus/DCL52-CPP.+Never+qualify+a+reference+type+with+const+or+volatile" xlink:type="simple">https://wiki.sei.cmu.edu/confluence/display/cplusplus/DCL52-CPP.+Never+qualify+a+reference+type+with+const+or+volatile</text:a></text:span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write-strings</text:p>
          </table:table-cell>
          <table:table-cell office:value-type="string" calcext:value-type="string">
            <text:p>Default for C++</text:p>
          </table:table-cell>
          <table:table-cell/>
          <table:table-cell office:value-type="string" calcext:value-type="string">
            <text:p>In C++, nonzero means warn about deprecated conversion from string literals to 'char *'. In C, similar warning, except that the conversion is of course not deprecated by the ISO C standard.</text:p>
          </table:table-cell>
          <table:table-cell office:value-type="string" calcext:value-type="string">
            <text:p>SEI CERT C STR30-C</text:p>
            <text:p><text:a xlink:href="https://wiki.sei.cmu.edu/confluence/display/c/STR30-C.+Do+not+attempt+to+modify+string+literals" xlink:type="simple">https://wiki.sei.cmu.edu/confluence/display/c/STR30-C.+Do+not+attempt+to+modify+string+literal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Gcc captures the warning. However, clang and cppcheck do not capture the warning.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/C++ - warnings related to size</text:p>
          </table:table-cell>
          <table:table-cell office:value-type="string" calcext:value-type="string">
            <text:p>-Wframe-larger-than=&lt;val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the size of a function frame is larger than &lt;val&gt; by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arger-than=&lt;val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ever an object of larger than &lt;val&gt; bytes is 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ack-usage=&lt;val&gt;</text:p>
          </table:table-cell>
          <table:table-cell office:value-type="string" calcext:value-type="string">
            <text:p>Default at 0xffffffff</text:p>
          </table:table-cell>
          <table:table-cell/>
          <table:table-cell office:value-type="string" calcext:value-type="string">
            <text:p>Warn if the stack usage of a function might be larger than &lt;val&gt; bytes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9">
          <table:table-cell table:number-columns-repeated="4"/>
          <table:table-cell office:value-type="string" calcext:value-type="string">
            <text:p>C/C++ - language dialect</text:p>
          </table:table-cell>
          <table:table-cell office:value-type="string" calcext:value-type="string">
            <text:p>-Waggregate-retur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y functions that return structures or unions are defined or called. This is legal in C11 and has always been legal in C++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pp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#warning directive is encountered. This is a non-standard directive commonly supported by compil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ate-tim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__TIME__, __DATE__ and __TIMESTAMP__ usage. These are non-standard macros only supported by GC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ng-long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Do not warn about using "long long" when -Wpedantic. Both C11 and C++14 support long long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normalized=&lt;val&gt;</text:p>
          </table:table-cell>
          <table:table-cell office:value-type="string" calcext:value-type="string">
            <text:p>Default at nfc</text:p>
          </table:table-cell>
          <table:table-cell/>
          <table:table-cell office:value-type="string" calcext:value-type="string">
            <text:p>Warn about non-normalised Unicode strings.</text:p>
            <text:p/>
            <text:p>nfkc also warns about characters such at I, l, O and others that cannot be visually distinguished from digits.</text:p>
          </table:table-cell>
          <table:table-cell office:value-type="string" calcext:value-type="string">
            <text:p>SEI CERT C DCL02-C</text:p>
            <text:p>??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openmp-sim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the vectorizer cost model overrides the OpenMP or the Cilk Plus simd directive set by user.</text:p>
            <text:p/>
            <text:p>We do not use OpenMP or Cilk Plus language extens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cked-bitfield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acked attribute on bit-fields of type char. This was broken in earlier versions of GC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 - warnings</text:p>
          </table:table-cell>
          <table:table-cell office:value-type="string" calcext:value-type="string">
            <text:p>-Wbad-function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ing functions to incompatible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signated-ini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ositional initialization of structs requiring designated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carded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ype qualifiers on pointers are discard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carded-array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qualifiers on arrays which are pointer targets are discard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implicit-function-declaration</text:p>
          </table:table-cell>
          <table:table-cell office:value-type="string" calcext:value-type="string">
            <text:p>Default at error</text:p>
          </table:table-cell>
          <table:table-cell/>
          <table:table-cell office:value-type="string" calcext:value-type="string">
            <text:p>Warn about implicit function declarations.</text:p>
          </table:table-cell>
          <table:table-cell office:value-type="string" calcext:value-type="string">
            <text:p>SEI CERT C DCL31-C</text:p>
            <text:p><text:a xlink:href="https://wiki.sei.cmu.edu/confluence/display/c/DCL31-C.+Declare+identifiers+before+using+them" xlink:type="simple">https://wiki.sei.cmu.edu/confluence/display/c/DCL31-C.+Declare+identifiers+before+using+the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Wimplicit-i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does not specify a type.</text:p>
          </table:table-cell>
          <table:table-cell table:style-name="ce8" office:value-type="string" calcext:value-type="string">
            <text:p>SEI CERT C DCL31-C</text:p>
            <text:p><text:a xlink:href="https://wiki.sei.cmu.edu/confluence/display/c/DCL31-C.+Declare+identifiers+before+using+them" xlink:type="simple">https://wiki.sei.cmu.edu/confluence/display/c/DCL31-C.+Declare+identifiers+before+using+the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incompatible-pointer-typ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re is a conversion between pointers that have incompatible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int-convers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ncompatible integer to pointer and pointer to integer conversions.</text:p>
          </table:table-cell>
          <table:table-cell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jump-misses-ini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jump misses a variable initializ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parameter-typ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function parameters declared without a type specifier in K&amp;R-style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prototyp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global functions without proto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nested-extern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"extern declarations not at file scope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old-style-declar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for obsolescent usages, according to the C Standard, in a declaration. For example, warn if storage-class specifiers like static are not the first things in a declar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old-style-defini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ld-style function definition is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override-init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overriding initializers without side effec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ointer-sig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pointer differs in signedness in an assignmen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pointer-to-int-cas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pointer is cast to an integer of a different size.</text:p>
          </table:table-cell>
          <table:table-cell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Only gcc with option -Wall will capture this error. Neither clang nor cppcheck captures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strict-prototyp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unprototyped function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 - language dialect</text:p>
          </table:table-cell>
          <table:table-cell office:value-type="string" calcext:value-type="string">
            <text:p>-Wc++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 constructs that are not in the common subset of C and C++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90-c99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features not present in ISO C90, but present in ISO C99. We support C11 so backward compatibility to C90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99-c11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features not present in ISO C99, but present in ISO C11. We support C11 so backward compatibility to C99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claration-after-state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is found after a statement in a block. We unset since this is supported in C11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tradition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ertain constructs that behave differently in traditional and ISO C. We support C11 so backward compatibility to traditional C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traditional-convers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 prototype causes a type conversion that is different from what would happen to the same argument in the absence of a prototype. We support C11 so backward compatibility to traditional C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unsuffixed-float-constant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y floating constant that does not have a suffix. This is to support decimal floating-point extension to C99 and is not fully supported ye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ariadic-macro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variadic macros are used in ISO C90 mode, or if the GNU alternate syntax is used in ISO C99 mod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vla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variable length array (VLA) is used in the code. Since VLA are deprecated, we want to eliminate their use. We also want C++ compatiblity which does not support VLA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9">
          <table:table-cell table:number-columns-repeated="4"/>
          <table:table-cell office:value-type="string" calcext:value-type="string">
            <text:p>C++ - warnings</text:p>
          </table:table-cell>
          <table:table-cell office:value-type="string" calcext:value-type="string">
            <text:p>-Wabi-tag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type with an ABI tag is used in a context that does not have that ABI tag. This requires usage of C++ attribu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nversion-nul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for conversions between NULL and non-pointer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tor-dtor-privacy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class seems unusable because all the constructors or destructors in that class are private, and it has neither friends nor public static member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delete-incomplet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deleting a pointer to incomplete type, which may cause undefined behavior at runtime. </text:p>
          </table:table-cell>
          <table:table-cell office:value-type="string" calcext:value-type="string">
            <text:p>SEI CERT CPP EXP57-CPP</text:p>
            <text:p><text:a xlink:href="https://wiki.sei.cmu.edu/confluence/display/cplusplus/EXP57-CPP.+Do+not+cast+or+delete+pointers+to+incomplete+classes" xlink:type="simple">https://wiki.sei.cmu.edu/confluence/display/cplusplus/EXP57-CPP.+Do+not+cast+or+delete+pointers+to+incomplete+classe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delete-non-virtual-d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delete is used to destroy an instance of a class that has virtual functions and non-virtual destructor.</text:p>
          </table:table-cell>
          <table:table-cell office:value-type="string" calcext:value-type="string">
            <text:p>SEI CERT CPP OOP52-CPP</text:p>
            <text:p><text:a xlink:href="https://wiki.sei.cmu.edu/confluence/display/cplusplus/OOP52-CPP.+Do+not+delete+a+polymorphic+object+without+a+virtual+destructor" xlink:type="simple">https://wiki.sei.cmu.edu/confluence/display/cplusplus/OOP52-CPP.+Do+not+delete+a+polymorphic+object+without+a+virtual+destructor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Weffc++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violations of the following style guidelines from Scott Meyers’ Effective C++ series of book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herited-variadic-cto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++11 inheriting constructors when the base has a variadic construct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DCL50-CPP</text:p>
            <text:p><text:a xlink:href="https://wiki.sei.cmu.edu/confluence/display/cplusplus/DCL50-CPP.+Do+not+define+a+C-style+variadic+function" xlink:type="simple">https://wiki.sei.cmu.edu/confluence/display/cplusplus/DCL50-CPP.+Do+not+define+a+C-style+variadic+function</text:a></text:p>
          </table:table-cell>
          <table:table-cell/>
        </table:table-row>
        <table:table-row table:style-name="ro10">
          <table:table-cell table:number-columns-repeated="5"/>
          <table:table-cell office:value-type="string" calcext:value-type="string">
            <text:p>-Winvalid-offsetof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applying the offsetof macro to a non-POD type.  This works in GCC but is not portable.</text:p>
          </table:table-cell>
          <table:table-cell office:value-type="string" calcext:value-type="string">
            <text:p>SEI CERT CPP EXP59-CPP</text:p>
            <text:p><text:a xlink:href="https://wiki.sei.cmu.edu/confluence/display/cplusplus/EXP59-CPP.+Use+offsetof%28%29+on+valid+types+and+members" xlink:type="simple">https://wiki.sei.cmu.edu/confluence/display/cplusplus/EXP59-CPP.+Use+offsetof%28%29+on+valid+types+and+member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Only gcc with option -Wall will capture this error. Clang has problem compiling c++ code correctly. Cppcheck does not detects the error.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Wnoexcep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noexcept-expression evaluates to false because of a call to a function that does not have a non-throwing exception specific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ERR58-CPP</text:p>
            <text:p><text:a xlink:href="https://wiki.sei.cmu.edu/confluence/display/cplusplus/ERR58-CPP.+Handle+all+exceptions+thrown+before+main%28%29+begins+executing" xlink:type="simple">https://wiki.sei.cmu.edu/confluence/display/cplusplus/ERR58-CPP.+Handle+all+exceptions+thrown+before+main%28%29+begins+executing</text:a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non-virtual-d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delete is used to destroy an instance of a class that has virtual functions and non-virtual destructor. Enabled by -Weffc++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OOP52-CPP</text:span></text:p>
            <text:p><text:span text:style-name="T1"><text:a xlink:href="https://wiki.sei.cmu.edu/confluence/display/cplusplus/OOP52-CPP.+Do+not+delete+a+polymorphic+object+without+a+virtual+destructor" xlink:type="simple">https://wiki.sei.cmu.edu/confluence/display/cplusplus/OOP52-CPP.+Do+not+delete+a+polymorphic+object+without+a+virtual+destructor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old-style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ld-style (C-style) cast to a non-void type is used within a C++ program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DCL50-CPP</text:p>
            <text:p><text:a xlink:href="https://wiki.sei.cmu.edu/confluence/display/cplusplus/DCL50-CPP.+Do+not+define+a+C-style+variadic+function" xlink:type="simple">https://wiki.sei.cmu.edu/confluence/display/cplusplus/DCL50-CPP.+Do+not+define+a+C-style+variadic+function</text:a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overloaded-virt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overloaded virtual function nam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mf-convers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converting the type of pointers to member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reorde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the order of member initializers given in the code does not match the order in which they must be executed.</text:p>
          </table:table-cell>
          <table:table-cell office:value-type="string" calcext:value-type="string">
            <text:p>SEI CERT CPP OOP53-CPP</text:p>
            <text:p><text:a xlink:href="https://wiki.sei.cmu.edu/confluence/display/cplusplus/OOP53-CPP.+Write+constructor+member+initializers+in+the+canonical+order" xlink:type="simple">https://wiki.sei.cmu.edu/confluence/display/cplusplus/OOP53-CPP.+Write+constructor+member+initializers+in+the+canonical+order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Wsign-promo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overload resolution chooses a promotion from unsigned or enumerated type to a signed type, over a conversion to an unsigned type of the same siz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sized-dealloc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missing sized deallocation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MEM51-CPP</text:span></text:p>
            <text:p><text:span text:style-name="T1"><text:a xlink:href="https://wiki.sei.cmu.edu/confluence/display/cplusplus/MEM51-CPP.+Properly+deallocate+dynamically+allocated+resources" xlink:type="simple">https://wiki.sei.cmu.edu/confluence/display/cplusplus/MEM51-CPP.+Properly+deallocate+dynamically+allocated+resource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strict-null-sentine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ncasted NULL used as sentinel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0">
          <table:table-cell table:number-columns-repeated="5"/>
          <table:table-cell office:value-type="string" calcext:value-type="string">
            <text:p>-Wsuggest-final-method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Warn about C++ virtual methods where adding final keyword would improve code quality if the method were declared with the C++11 final specifier, or, if possible, its type were declared in an anonymous namespace or with the final specifier. -flto helps this analysi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uggest-final-type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Warn about types with virtual methods where code quality would be improved if the type were declared with the C++11 final specifier, or, if possible, declared in an anonymous namespace. -flto helps this analysi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suggest-overrid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overriding virtual functions that are not marked with the override keyword. This feature is not supported in XL C/C++ 12.x so we are deferring its u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synth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virtual methods where adding final keyword would improve code quality. This feature is not supported in XL C/C++ 12.x so we are deferring its u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seless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n expression is casted to its own typ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irtual-move-assig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virtual base has a non-trivial move assignment operat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zero-as-null-pointer-constan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literal '0' is used as null pointer. This can be useful to facilitate the conversion to nullptr.</text:p>
          </table:table-cell>
          <table:table-cell office:value-type="string" calcext:value-type="string">
            <text:p>SEI CERT C INT36-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2">
          <table:table-cell table:number-columns-repeated="17"/>
        </table:table-row>
        <table:table-row table:style-name="ro4">
          <table:table-cell table:number-columns-repeated="4"/>
          <table:table-cell office:value-type="string" calcext:value-type="string">
            <text:p>C++ - language dialect</text:p>
          </table:table-cell>
          <table:table-cell office:value-type="string" calcext:value-type="string">
            <text:p>-Wc++11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1998 and ISO C++ 2011. This is the same as the deprecated -Wc++0x-compat.</text:p>
            <text:p/>
            <text:p>We support C++14 so backward compatibility to C++98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0">
          <table:table-cell table:number-columns-repeated="5"/>
          <table:table-cell office:value-type="string" calcext:value-type="string">
            <text:p>-Wc++14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2011 and ISO C++ 2014.</text:p>
            <text:p/>
            <text:p>We support C++14 so backward compatibility to C++11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nditionally-support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for conditionally-supported (C++11 [intro.defs]) construc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5"/>
          <table:table-cell office:value-type="string" calcext:value-type="string">
            <text:p>-Wnon-template-frien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non-template friend functions are declared within a template. This checks for backward compatibility with pre-ISO gcc implementation.</text:p>
            <text:p/>
            <text:p>We support C++14 so backward compatibility to old GCC non-portable code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 table:number-rows-repeated="1048392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09:54:10.894732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Pierre LeJacq</meta:initial-creator>
    <meta:creation-date>2018-05-25T10:54:31.867963775</meta:creation-date>
    <dc:date>2018-07-11T14:59:28.182684857</dc:date>
    <meta:editing-duration>PT9H15M19S</meta:editing-duration>
    <meta:editing-cycles>18</meta:editing-cycles>
    <meta:generator>LibreOffice/5.1.6.2$Linux_X86_64 LibreOffice_project/10m0$Build-2</meta:generator>
    <meta:document-statistic meta:table-count="1" meta:cell-count="862" meta:object-count="0"/>
  </office:meta>
</office:document-meta>
</file>